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247.71mm" svg:y="9.76mm">
            <loext:p draw:notify-on-update-of-ranges="Feuille1.A2:Feuille1.A11 Feuille1.B2:Feuille1.B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b requetes</text:p>
          </table:table-cell>
          <table:table-cell office:value-type="string" calcext:value-type="string">
            <text:p>temp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.577" calcext:value-type="float">
            <text:p>10,57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.609" calcext:value-type="float">
            <text:p>20,60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.668" calcext:value-type="float">
            <text:p>30,66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0.752" calcext:value-type="float">
            <text:p>40,75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.822" calcext:value-type="float">
            <text:p>50,82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0.842" calcext:value-type="float">
            <text:p>60,84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0.901" calcext:value-type="float">
            <text:p>70,90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0.928" calcext:value-type="float">
            <text:p>80,92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0.993" calcext:value-type="float">
            <text:p>90,99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1.082" calcext:value-type="float">
            <text:p>101,0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0/00/0000</text:date>, <text:time style:data-style-name="N2" text:time-value="17:11:51.3197273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30T16:26:40.354734795</meta:creation-date>
    <dc:date>2017-04-30T17:14:56.502622130</dc:date>
    <meta:editing-duration>PT8M38S</meta:editing-duration>
    <meta:editing-cycles>3</meta:editing-cycles>
    <meta:generator>LibreOffice/5.2.2.2$Linux_X86_64 LibreOffice_project/20m0$Build-2</meta:generator>
    <meta:document-statistic meta:table-count="1" meta:cell-count="22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871cm" svg:y="0.316cm" chart:style-name="ch2">
          <text:p>Evolution du temps en fonction du nombre de requêtes select</text:p>
        </chart:title>
        <chart:subtitle svg:x="5.959cm" svg:y="1.275cm" chart:style-name="ch3">
          <text:p>Patron Proxy: direct hit</text:p>
        </chart:subtitle>
        <chart:legend chart:legend-position="end" svg:x="13.703cm" svg:y="4.201cm" style:legend-expansion="high" chart:style-name="ch4"/>
        <chart:plot-area chart:style-name="ch5" table:cell-range-address="Feuille1.A2:Feuille1.B11" chart:data-source-has-labels="both" svg:x="1.331cm" svg:y="2.138cm" svg:width="12.052cm" svg:height="5.701cm">
          <chartooo:coordinate-region svg:x="1.952cm" svg:y="2.337cm" svg:width="10.873cm" svg:height="4.855cm"/>
          <chart:axis chart:dimension="x" chart:name="primary-x" chart:style-name="ch6" chartooo:axis-type="auto">
            <chartooo:date-scale/>
            <chart:title svg:x="5.818cm" svg:y="8.019cm" chart:style-name="ch7">
              <text:p>Nombre de requêtes</text:p>
            </chart:title>
            <chart:categories table:cell-range-address="Feuille1.A2:Feuille1.A11"/>
            <chart:grid chart:style-name="ch8" chart:class="major"/>
          </chart:axis>
          <chart:axis chart:dimension="y" chart:name="primary-y" chart:style-name="ch6">
            <chart:title svg:x="0.451cm" svg:y="6.342cm" chart:style-name="ch9">
              <text:p>temps d'exécution</text:p>
            </chart:title>
            <chart:grid chart:style-name="ch8" chart:class="major"/>
          </chart:axis>
          <chart:series chart:style-name="ch10" chart:values-cell-range-address="Feuille1.B2:Feuille1.B11" loext:label-string="temps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Feuille1.A2:Feuille1.A11</svg:desc>
                </draw:g>
              </table:table-cell>
              <table:table-cell office:value-type="float" office:value="10.577">
                <text:p>10.577</text:p>
                <draw:g>
                  <svg:desc>Feuille1.B2:Feuille1.B1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.609">
                <text:p>20.60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.668">
                <text:p>30.66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.752">
                <text:p>40.75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.822">
                <text:p>50.82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.842">
                <text:p>60.84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.901">
                <text:p>70.90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.928">
                <text:p>80.92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.993">
                <text:p>90.99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1.082">
                <text:p>101.0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